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2_29_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0d664"/>
    </style:style>
    <style:style style:name="P6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1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12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</style:style>
    <style:style style:name="P13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" style:family="paragraph" style:parent-style-name="Základný_20_text_20__28_5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5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6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b8fd"/>
    </style:style>
    <style:style style:name="P17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b8fd"/>
    </style:style>
    <style:style style:name="P18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9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05a54"/>
    </style:style>
    <style:style style:name="P20" style:family="paragraph" style:parent-style-name="Základný_20_text_20__28_3_29_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05a54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10d664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2b8fd" fo:background-color="#80ffff" loext:char-shading-value="0" style:font-size-asian="14pt" style:font-size-complex="14pt"/>
    </style:style>
    <style:style style:name="T4" style:family="text">
      <style:text-properties fo:color="#000000" style:font-name="Arial1" fo:font-size="14pt" officeooo:rsid="0012b8fd" fo:background-color="#80ffff" loext:char-shading-value="0" style:font-name-asian="Microsoft Sans Serif" style:font-size-asian="14pt" style:font-name-complex="Microsoft Sans Serif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05a54" style:font-size-asian="14pt" style:font-size-complex="14pt"/>
    </style:style>
    <style:style style:name="T7" style:family="text">
      <style:text-properties style:font-name="Arial" fo:font-size="14pt" officeooo:rsid="0010d664" style:font-size-asian="14pt" style:font-size-complex="14pt"/>
    </style:style>
    <style:style style:name="T8" style:family="text">
      <style:text-properties style:font-name="Arial" fo:font-size="14pt" officeooo:rsid="0012b8fd" style:font-size-asian="14pt" style:font-size-complex="14pt"/>
    </style:style>
    <style:style style:name="T9" style:family="text">
      <style:text-properties style:font-name="Arial" fo:font-size="14pt" fo:language="en" fo:country="US" officeooo:rsid="0010d664" style:font-size-asian="14pt" style:font-size-complex="14pt"/>
    </style:style>
    <style:style style:name="T10" style:family="text">
      <style:text-properties style:font-name="Arial" fo:font-size="14pt" fo:background-color="#80ffff" loext:char-shading-value="0" style:font-size-asian="14pt" style:font-size-complex="14pt"/>
    </style:style>
    <style:style style:name="T11" style:family="text">
      <style:text-properties style:font-name="Arial" fo:font-size="14pt" officeooo:rsid="0012b8fd" fo:background-color="#80ffff" loext:char-shading-value="0" style:font-size-asian="14pt" style:font-size-complex="14pt"/>
    </style:style>
    <style:style style:name="Sect1" style:family="section">
      <style:section-properties fo:margin-left="0.635cm" fo:margin-right="0.635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"><text:bookmark-start text:name="bookmark0"/><text:bookmark-end text:name="bookmark0"/><text:span text:style-name="CharStyle6"><text:span text:style-name="T5">Otázka práce</text:span></text:span></text:p>
        <text:p text:style-name="P3"><text:span text:style-name="CharStyle6"><text:span text:style-name="T5">Samuel Štefan Medvecký</text:span></text:span></text:p>
        <text:p text:style-name="P3"><text:span text:style-name="CharStyle6"><text:span text:style-name="T5"/></text:span></text:p>
        <text:h text:style-name="P6" text:outline-level="2"><text:bookmark-start text:name="bookmark2"/><text:span text:style-name="CharStyle9"><text:span text:style-name="T5">Narod</text:span></text:span><text:span text:style-name="CharStyle9"><text:span text:style-name="T6">ň</text:span></text:span><text:span text:style-name="CharStyle9"><text:span text:style-name="T5">o -</text:span></text:span><text:span text:style-name="CharStyle9"><text:span text:style-name="T1"> </text:span></text:span><text:span text:style-name="CharStyle9"><text:span text:style-name="T5">hospodárska prednáška,</text:span></text:span><text:bookmark-end text:name="bookmark2"/><text:span text:style-name="CharStyle9"><text:span text:style-name="T5"> </text:span></text:span><text:span text:style-name="CharStyle11"><text:span text:style-name="T5">držaná dňa 25. marca </text:span></text:span><text:span text:style-name="CharStyle11"><text:span text:style-name="T1">1</text:span></text:span><text:span text:style-name="CharStyle11"><text:span text:style-name="T5">871 </text:span></text:span><text:bookmark-start text:name="bookmark4"/><text:span text:style-name="CharStyle9"><text:span text:style-name="T5">v B.-Bystrickom obchodno-p</text:span></text:span><text:span text:style-name="CharStyle9"><text:span text:style-name="T1">ri</text:span></text:span><text:span text:style-name="CharStyle9"><text:span text:style-name="T5">emyselnom spolku</text:span></text:span><text:bookmark-end text:name="bookmark4"/></text:h>
        <text:p text:style-name="P3"><text:span text:style-name="CharStyle12"><text:span text:style-name="T5">Dr.</text:span></text:span><text:span text:style-name="CharStyle12"><text:span text:style-name="T1"> -</text:span></text:span><text:span text:style-name="CharStyle12"><text:span text:style-name="T5">om Samuelom Medveckým.</text:span></text:span></text:p>
        <text:p text:style-name="P7"><text:span text:style-name="CharStyle14"><text:span text:style-name="T5"/></text:span></text:p>
        <text:p text:style-name="P19"><text:span text:style-name="CharStyle40"><text:span text:style-name="T5">Výňatok z časopisu „Orol</text:span></text:span><text:span text:style-name="CharStyle40"><text:span text:style-name="T1">“</text:span></text:span><text:span text:style-name="CharStyle40"><text:span text:style-name="T5">, ročník II., č. 5.</text:span></text:span></text:p>
        <text:p text:style-name="P20"><text:span text:style-name="CharStyle40"><text:span text:style-name="T5"/></text:span></text:p>
        <text:p text:style-name="P8"><text:span text:style-name="CharStyle14"><text:span text:style-name="T5">Každý vek má svoje zásady, idey, ktoré duch času v človečenstve často dlhotrvanl</text:span></text:span><text:span text:style-name="CharStyle14"><text:span text:style-name="T2">i</text:span></text:span><text:span text:style-name="CharStyle14"><text:span text:style-name="T5">vým vlnobitím k víťazstvu prevádza. A zá­sady tieto čím širšie v</text:span></text:span><text:span text:style-name="CharStyle14"><text:span text:style-name="T1">yd</text:span></text:span><text:span text:style-name="CharStyle14"><text:span text:style-name="T5">ob</text:span></text:span><text:span text:style-name="CharStyle14"><text:span text:style-name="T1">ýv</text:span></text:span><text:span text:style-name="CharStyle14"><text:span text:style-name="T5">a</text:span></text:span><text:span text:style-name="CharStyle14"><text:span text:style-name="T1">jú</text:span></text:span><text:span text:style-name="CharStyle14"><text:span text:style-name="T5"> si plat</text:span></text:span><text:span text:style-name="CharStyle14"><text:span text:style-name="T1">no</text:span></text:span><text:span text:style-name="CharStyle14"><text:span text:style-name="T5">s</text:span></text:span><text:span text:style-name="CharStyle14"><text:span text:style-name="T7">t</text:span></text:span><text:span text:style-name="CharStyle14"><text:span text:style-name="T1">i </text:span></text:span><text:span text:style-name="CharStyle14"><text:span text:style-name="T5">v svedomí a presvedčení jednotlivých ľudí, tým všeobecnejšie dávajú pociťovať celej ľud­skej společnosti isté pred tým nepocítené potreby pokroku — a predkladajú sa vo váž­nych, čím dial súrne</text:span></text:span><text:span text:style-name="CharStyle14"><text:span text:style-name="T1">jš</text:span></text:span><text:span text:style-name="CharStyle14"><text:span text:style-name="T5">ích otázkach. Medzi otázkami, ktoré sa veku našemu k zodpove­daniu a riešeniu predkladajú, beriem si sme­losť ctenému spolku dnes otázku práce vše­obecne v hlavních ťahoch nalíčiť. — Vopred si dovolím poznamenať, že v otázke tejto hlavne nasledovné zásady sú akoby v pro­grame obsažené </text:span></text:span><text:span text:style-name="CharStyle15"><text:span text:style-name="T1">„</text:span></text:span><text:span text:style-name="CharStyle15"><text:span text:style-name="T5">svobodný vývin pre schop­nos</text:span></text:span><text:span text:style-name="CharStyle15"><text:span text:style-name="T1">ť,</text:span></text:span><text:span text:style-name="CharStyle15"><text:span text:style-name="T5"> voľné pole pre d</text:span></text:span><text:span text:style-name="CharStyle15"><text:span text:style-name="T7">ô</text:span></text:span><text:span text:style-name="CharStyle15"><text:span text:style-name="T5">mys</text:span></text:span><text:span text:style-name="CharStyle15"><text:span text:style-name="T2">l</text:span></text:span><text:span text:style-name="CharStyle15"><text:span text:style-name="T5">nú prácu </text:span></text:span><text:span text:style-name="CharStyle15"><text:span text:style-name="T1">a</text:span></text:span><text:span text:style-name="CharStyle15"><text:span text:style-name="T5"> od</text:span></text:span><text:span text:style-name="CharStyle15"><text:span text:style-name="T1">­</text:span></text:span><text:span text:style-name="CharStyle15"><text:span text:style-name="T5">menu pre zásluhu.“ Ke</text:span></text:span><text:span text:style-name="CharStyle15"><text:span text:style-name="T7">ď</text:span></text:span><text:span text:style-name="CharStyle14"><text:span text:style-name="T5"> tieto v otázke práce obsažené zásady v platnosť stúpia, riešená bude samá otázka práce.</text:span></text:span></text:p>
        <text:p text:style-name="P7"><text:span text:style-name="CharStyle14"><text:span text:style-name="T5">Skôr ne</text:span></text:span><text:span text:style-name="CharStyle14"><text:span text:style-name="T1">ž</text:span></text:span><text:span text:style-name="CharStyle14"><text:span text:style-name="T5">by sme samú otázku práce pod pretras vzali, skôr nežby sme označili pomer, v ktorom zvlášť my občania vlasti Uhorskej k otázke tejto stojíme, za potrebné držím nektoré, k dostatočnej orientácii slúžiť majúce pochopy vopredposlať.</text:span></text:span></text:p>
        <text:p text:style-name="P4"><text:span text:style-name="CharStyle17"><text:span text:style-name="T5"/></text:span></text:p>
        <text:p text:style-name="P5"><text:span text:style-name="CharStyle17"><text:span text:style-name="T7">I.</text:span></text:span></text:p>
        <text:p text:style-name="P5"><text:span text:style-name="CharStyle17"><text:span text:style-name="T7"/></text:span></text:p>
        <text:p text:style-name="P7"><text:span text:style-name="CharStyle14"><text:span text:style-name="T5">Základ života — v národňoekonomickom ohľade — je práca, základ práce je kapitál. Kapitál tu však trojaký význam má; jest ka­pitálu, ktorý v tej našej matke zemi pozo­stáva, vydávajúcej nám všeliké plodiny k výžive a zaopatreniu našemu — a to je kapitál pozemkový — (Grundkap</text:span></text:span><text:span text:style-name="CharStyle14"><text:span text:style-name="T1">ita</text:span></text:span><text:span text:style-name="CharStyle14"><text:span text:style-name="T5">l) — ďalej jest kapitálu, ktorý záleží v tom všeobecnom, obchodu za základ slúžiacom prostriedku, kto­rým si dľa potreby veci vymieňame kúpou a predajom, a ktorý obecne peniazom vo­láme, — je to tedy kapitál peňažný. Tretí kapitál je </text:span></text:span><text:span text:style-name="CharStyle18"><text:span text:style-name="T5">— </text:span></text:span><text:span text:style-name="CharStyle14"><text:span text:style-name="T5">kapitál osobní, záležajúc z vy­vinutých, vzdelaním k istej súcosti dospe­lých — schopností. Keď len prvým pohľadom skúmame túto tro</text:span></text:span><text:span text:style-name="CharStyle14"><text:span text:style-name="T1">jú</text:span></text:span><text:span text:style-name="CharStyle14"><text:span text:style-name="T5"> povahu kapitálu — zba­dáme, že </text:span></text:span><text:soft-page-break/><text:span text:style-name="CharStyle14"><text:span text:style-name="T5">najdôležitejší a najintensivnejší z n</text:span></text:span><text:span text:style-name="CharStyle14"><text:span text:style-name="T2">í</text:span></text:span><text:span text:style-name="CharStyle14"><text:span text:style-name="T5">ch je — kapitál osobní. Je síce pravda, že príroda i bez nášho pričinenia bohato zaodieva sa rôznymi plodinami, a sú ešte vždy ľudia, ktorí bez práce v pohodlnom chládku obrovských stromov dočakať môžu v odpad­koch ovocia týchže stromov výživu svoju, alebo najviac vydriapať sa </text:span></text:span><text:span text:style-name="CharStyle14"><text:span text:style-name="T2">í</text:span></text:span><text:span text:style-name="CharStyle14"><text:span text:style-name="T5">m treba na strom, aby mali toho vezdejšieho chleba;</text:span></text:span><text:span text:style-name="CharStyle14"><text:span text:style-name="T1"> </text:span></text:span><text:span text:style-name="CharStyle18"><text:span text:style-name="T5">—</text:span></text:span><text:span text:style-name="CharStyle18"><text:span text:style-name="T1"> </text:span></text:span><text:span text:style-name="CharStyle14"><text:span text:style-name="T5">je tedy pravda, že ten v gruntu, v pozemku záležajúci kapitál sám v sebe už veľa m</text:span></text:span><text:span text:style-name="CharStyle15"><text:span text:style-name="T1">ôž</text:span></text:span><text:span text:style-name="CharStyle15"><text:span text:style-name="T5">e i bez osobnieho kapitálu. Ale zúžitk</text:span></text:span><text:span text:style-name="CharStyle14"><text:span text:style-name="T1">ov</text:span></text:span><text:span text:style-name="CharStyle14"><text:span text:style-name="T5">anie, osožné vynaloženie toho pozemkového kapitálu pri­padá neodtajitelno </text:span></text:span><text:span text:style-name="CharStyle18"><text:span text:style-name="T5">— </text:span></text:span><text:span text:style-name="CharStyle14"><text:span text:style-name="T5">kapitálu osobniemu. Druhé odvetvie kapitálu — kapitál peňažný — </text:span></text:span><text:span text:style-name="CharStyle14"><text:span text:style-name="T7">s</text:span></text:span><text:span text:style-name="CharStyle14"><text:span text:style-name="T5">tojí už pod úplným vplyvom osobnieho ka­pitálu tak, že bez vyvinutých, vzdelaním k istej súcosti dospelých schopností ten kapitál pe­ňažný plesneje, osožným sa stať nemôže. A v tomto smysle zahanbenia dochodí to — velmi rozšírené príslovie: „Geld regiert die Welt.</text:span></text:span><text:span text:style-name="CharStyle14"><text:span text:style-name="T1">“</text:span></text:span></text:p>
        <text:p text:style-name="P7"><text:span text:style-name="CharStyle14"><text:span text:style-name="T5">Základ života je práca </text:span></text:span><text:span text:style-name="CharStyle19"><text:span text:style-name="T5">— </text:span></text:span><text:span text:style-name="CharStyle14"><text:span text:style-name="T5">a trebárs by ten kapitál osobní cele osamelý stál, </text:span></text:span><text:span text:style-name="CharStyle19"><text:span text:style-name="T5">— </text:span></text:span><text:span text:style-name="CharStyle14"><text:span text:style-name="T5">prá­cou </text:span></text:span><text:span text:style-name="CharStyle19"><text:span text:style-name="T5">— </text:span></text:span><text:span text:style-name="CharStyle14"><text:span text:style-name="T5">vydobyť si je v stave i údel, účasť i v kapitálu pozemkovom i peňažnom. </text:span></text:span><text:span text:style-name="CharStyle19"><text:span text:style-name="T5">— </text:span></text:span><text:span text:style-name="CharStyle14"><text:span text:style-name="T5">Práca je najpodstatnejšia vlastnosť ľudského umu a vôle, </text:span></text:span><text:span text:style-name="CharStyle19"><text:span text:style-name="T5">— </text:span></text:span><text:span text:style-name="CharStyle14"><text:span text:style-name="T5">práca udržuje sviežosť schop­ností, </text:span></text:span><text:span text:style-name="CharStyle19"><text:span text:style-name="T5">— </text:span></text:span><text:span text:style-name="CharStyle14"><text:span text:style-name="T5">áno je v stave ducha vždy k ďal­šiemu vývinu sprevodiť. Citom potreby um hnaný bystreje, vôľa pohnútky dostáva, a tak um a vôľa človeka, priťažením k sebe kapi­tálu pozemkového s plo</text:span></text:span><text:span text:style-name="CharStyle14"><text:span text:style-name="T1">di</text:span></text:span><text:span text:style-name="CharStyle14"><text:span text:style-name="T5">námi jeho </text:span></text:span><text:span text:style-name="CharStyle19"><text:span text:style-name="T5">— </text:span></text:span><text:span text:style-name="CharStyle14"><text:span text:style-name="T5">a pe­ňažného — vyvádza potrebám ľudským primerano </text:span></text:span><text:span text:style-name="CharStyle19"><text:span text:style-name="T5">— </text:span></text:span><text:span text:style-name="CharStyle14"><text:span text:style-name="T5">skrz prácu vždy nové a nové vý­tvory. (Erzeugnisse.) A tu sa prejavuje produktivnosť práce. </text:span></text:span><text:span text:style-name="CharStyle14"><text:span text:style-name="T9">&lt;lang DE&gt;</text:span></text:span><text:span text:style-name="CharStyle14"><text:span text:style-name="T5">„Das Bed</text:span></text:span><text:span text:style-name="CharStyle14"><text:span text:style-name="T1">u</text:span></text:span><text:span text:style-name="CharStyle14"><text:span text:style-name="T5">rfnis ist die Tr</text:span></text:span><text:span text:style-name="CharStyle14"><text:span text:style-name="T1">i</text:span></text:span><text:span text:style-name="CharStyle14"><text:span text:style-name="T5">ebfeder der Bewegung, der Anstrengung, der Arbeit; das Bedurfnis war der Grund des Fortschrittes des Menschen, denn es lei- tete ihn zur Anwendung u</text:span></text:span><text:span text:style-name="CharStyle14"><text:span text:style-name="T1">nd</text:span></text:span><text:span text:style-name="CharStyle14"><text:span text:style-name="T5"> Entwicklung seiner Kräfte und zur Er</text:span></text:span><text:span text:style-name="CharStyle14"><text:span text:style-name="T1">f</text:span></text:span><text:span text:style-name="CharStyle14"><text:span text:style-name="T5">indung von Hilfsmitte</text:span></text:span><text:span text:style-name="CharStyle14"><text:span text:style-name="T1">ľ</text:span></text:span><text:span text:style-name="CharStyle14"><text:span text:style-name="T5">n.“</text:span></text:span><text:span text:style-name="CharStyle14"><text:span text:style-name="T9">&lt;/lang&gt;</text:span></text:span><text:span text:style-name="CharStyle14"><text:span text:style-name="T5"> Toto hovorí </text:span></text:span><text:span text:style-name="CharStyle14"><text:span text:style-name="T1">je</text:span></text:span><text:span text:style-name="CharStyle14"><text:span text:style-name="T5">don delník v refle­xiách svojich o parížskej svetovej výstave z roku 1867. My si z toho na teraz len toľko zapamätajme, že je potreba pohnútka k práci. —</text:span></text:span></text:p>
        <text:p text:style-name="P11"><text:span text:style-name="CharStyle20"><text:span text:style-name="T5"/></text:span></text:p>
        <text:p text:style-name="P12"><text:span text:style-name="CharStyle20"><text:span text:style-name="T5">II.</text:span></text:span></text:p>
        <text:p text:style-name="P7"><text:span text:style-name="CharStyle14"><text:span text:style-name="T5"/></text:span></text:p>
        <text:p text:style-name="P8"><text:span text:style-name="CharStyle14"><text:span text:style-name="T5">Prácu môžeme roztriediť na nájomnú, nádennícku; 2. priemyslnú a </text:span></text:span><text:span text:style-name="CharStyle19"><text:span text:style-name="T5">3. </text:span></text:span><text:span text:style-name="CharStyle14"><text:span text:style-name="T5">umnú</text:span></text:span><text:span text:style-name="CharStyle14"><text:span text:style-name="T1">.</text:span></text:span><text:span text:style-name="CharStyle14"><text:span text:style-name="T5"> Práca nádenníka sama opiera sa hlavne len na sily, ktoré človeku Boh už od samej prírody udelil; </text:span></text:span><text:span text:style-name="CharStyle19"><text:span text:style-name="T5">— </text:span></text:span><text:span text:style-name="CharStyle14"><text:span text:style-name="T5">práca priemyslná volí si už istý fach ručnej práce, v ktorom sa do najnovšej doby ešte len najviac prakticky vzdeláva. Práca umná má za základ úplné vyvinutie schop­ností systematickou vedou. </text:span></text:span><text:span text:style-name="CharStyle19"><text:span text:style-name="T5">— </text:span></text:span><text:span text:style-name="CharStyle14"><text:span text:style-name="T5">Netreba nám dokladať, že je práca najhlavnejším a najnevyhnutnejším motorom osobnieho kapitálu.</text:span></text:span></text:p>
        <text:p text:style-name="P7"><text:span text:style-name="CharStyle14"><text:span text:style-name="T5">P</text:span></text:span><text:span text:style-name="CharStyle14"><text:span text:style-name="T1">rod</text:span></text:span><text:span text:style-name="CharStyle14"><text:span text:style-name="T5">uktivnosť práce javí sa tým, že sa výrobkami a výtvorami práce ve</text:span></text:span><text:span text:style-name="CharStyle14"><text:span text:style-name="T7">ľa</text:span></text:span><text:span text:style-name="CharStyle14"><text:span text:style-name="T5">dí, rozši­ruje </text:span></text:span><text:soft-page-break/><text:span text:style-name="CharStyle14"><text:span text:style-name="T5">majetok, imanie. Práca sa len úplným uznaním svobodnej vlastnosti, svobodného vlastníctva rozvíjať môže, lebo len vtedy dostáva záujmu opravdivej produktivnosti, keď je zabezpečená, že výrobky, vý­tvory namáhania svojho ona sama bude môcť užiť a svobodne vynaložiť. Svobodné vlast­níctvo však obmedzené bolo do novšej doby na triedy privilegované, menovite čo sa ma­jetku nehnute</text:span></text:span><text:span text:style-name="CharStyle14"><text:span text:style-name="T1">ľ</text:span></text:span><text:span text:style-name="CharStyle14"><text:span text:style-name="T5">ného dotýka. Len v svobodných mestách ostala uznaná svobodná vlastnosť — ohľadom mešťanstva na území, ktoré v celku tiež len privilegiátne pojedinným mestám vyznačené a dotované bolo. Nebude snáď od veci, keď p</text:span></text:span><text:span text:style-name="CharStyle14"><text:span text:style-name="T2">r</text:span></text:span><text:span text:style-name="CharStyle14"><text:span text:style-name="T5">ipomenem tu rozdelenie vlasti našej uhorskej medzi privilegiatnymi stavanú tejže — ako ono poznamenané bolo v jednom dielci v Prešporku pod názvom „Daguerotyp“ roku asi 1840-ho vyšlom: „Cir­kevné nehnuteľné imanie činilo — vraj — 12 millión</text:span></text:span><text:span text:style-name="CharStyle14"><text:span text:style-name="T1">ov</text:span></text:span><text:span text:style-name="CharStyle14"><text:span text:style-name="T5"> </text:span></text:span><text:span text:style-name="CharStyle14"><text:span text:style-name="T1">ju</text:span></text:span><text:span text:style-name="CharStyle14"><text:span text:style-name="T5">tár, aerarialne podobne 12 mil</text:span></text:span><text:span text:style-name="CharStyle14"><text:span text:style-name="T2">l</text:span></text:span><text:span text:style-name="CharStyle14"><text:span text:style-name="T5">iónov, 16 excellenciašov krajiny malo 8 milliónov, 300 o</text:span></text:span><text:span text:style-name="CharStyle14"><text:span text:style-name="T1">sv</text:span></text:span><text:span text:style-name="CharStyle14"><text:span text:style-name="T5">ícených pánov 7 milliónov, 5000 veľkomožných pánov malo 6 milliónov, 250,000 urodzených pánov 10 millionov ju­tár.“ — Toto bola tehdejšia nácia Uhorska! Tento majetný stav tehdajších pr</text:span></text:span><text:span text:style-name="CharStyle14"><text:span text:style-name="T1">iv</text:span></text:span><text:span text:style-name="CharStyle14"><text:span text:style-name="T5">ilegialných tried poukazuje nám — mimochodom buď rečeno — že tie vysoké tituly za onoho času aj nečo vážily, — teraz máme titulov — quantum satis — tak že sa ledvy vyznáme v n</text:span></text:span><text:span text:style-name="CharStyle14"><text:span text:style-name="T2">í</text:span></text:span><text:span text:style-name="CharStyle14"><text:span text:style-name="T5">ch, ale tituly tieto sú bez váhy. A predsa žiť by sme mali časy demokracie, ktorá kaž­dého uctí vedľa zásluhy, ale sa neplazí. —</text:span></text:span></text:p>
        <text:p text:style-name="P7"><text:span text:style-name="CharStyle14"><text:span text:style-name="T5">Povahy hodné je tedy, že v svobodných mestách bola hneď pri vzniku týchže — svobodná vlastnosť uznaná a len korporácia mesta — v páde vymretia nektorej fam</text:span></text:span><text:span text:style-name="CharStyle14"><text:span text:style-name="T2">i</text:span></text:span><text:span text:style-name="CharStyle14"><text:span text:style-name="T5">lie mala na túže bez majiteľa ostalú nepohnutnú majetnosť nároky. Svobodné mestá však, ktoré tú pôvodne pracovnú triedu v sebe zahŕnaly — vlastnosť svojho územia, — ktorá ím bola dotovaná, — nesmel</text:span></text:span><text:span text:style-name="CharStyle14"><text:span text:style-name="T2">y</text:span></text:span><text:span text:style-name="CharStyle14"><text:span text:style-name="T5"> na majetky privilegi</text:span></text:span><text:span text:style-name="CharStyle14"><text:span text:style-name="T2">á</text:span></text:span><text:span text:style-name="CharStyle14"><text:span text:style-name="T5">ln</text:span></text:span><text:span text:style-name="CharStyle14"><text:span text:style-name="T2">y</text:span></text:span><text:span text:style-name="CharStyle14"><text:span text:style-name="T5">ch stavov rozprestierať, lebo n. p. v našej vlasti jednotlivé sv. mesto v celku toľko práva požívalo, koľko každý člen — zemanského stavu. — Patrné je, že práca nemohla sa volne rozvíjať do tých čias, kým právo svobodného vlastníctva uznané ne­bolo — pre všetky vrstvy tedy i pre triedu a zvlášte pre triedu pracovnú. Svobodné vlastníctvo, ktoré pred rokom 1848 naproti korune ešte ani v zemanskom majetku nebolo neobmedzené, — toto svobodné vlastníctvo vypovedané bolo následkom intensivnej, dlhotrvanlivej námahy vrství, ktoré sme vyššie ako z osobnieho kapitálu vyplývajúce ozna­čili. Lebo v povahe kapitálu to leží, že ne­ostáva ani jedon sám o sebe, ale usiluje,</text:span></text:span><text:span text:style-name="CharStyle26"><text:span text:style-name="T1"> </text:span></text:span><text:span text:style-name="CharStyle14"><text:span text:style-name="T5">snaží sa v spojenie prísť s druhým. Tak osobní kapitál snaží sa vydobyť si peňažného kapitálu, shromaždiť prácu svoju v peňazoch a potom </text:span></text:span><text:span text:style-name="CharStyle18"><text:span text:style-name="T5">— </text:span></text:span><text:span text:style-name="CharStyle14"><text:span text:style-name="T5">poneváč sa </text:span></text:span><text:span text:style-name="CharStyle18"><text:span text:style-name="T5">— </text:span></text:span><text:span text:style-name="CharStyle14"><text:span text:style-name="T5">vraj — peniaz bojí </text:span></text:span><text:span text:style-name="CharStyle18"><text:span text:style-name="T5">— </text:span></text:span><text:span text:style-name="CharStyle14"><text:span text:style-name="T1">re</text:span></text:span><text:span text:style-name="CharStyle14"><text:span text:style-name="T5">alisu</text:span></text:span><text:span text:style-name="CharStyle14"><text:span text:style-name="T1">je </text:span></text:span><text:span text:style-name="CharStyle14"><text:span text:style-name="T5">sa v pozemkoch. </text:span></text:span><text:span text:style-name="CharStyle18"><text:span text:style-name="T5">—</text:span></text:span></text:p>
        <text:p text:style-name="P9"><text:span text:style-name="CharStyle20"><text:span text:style-name="T5"/></text:span></text:p>
        <text:p text:style-name="P10"><text:soft-page-break/><text:span text:style-name="CharStyle20"><text:span text:style-name="T5">III.</text:span></text:span></text:p>
        <text:p text:style-name="P7"><text:span text:style-name="CharStyle14"><text:span text:style-name="T5"/></text:span></text:p>
        <text:p text:style-name="P8"><text:span text:style-name="CharStyle14"><text:span text:style-name="T5">Uznanie svobodného individuálneho vlast­níctva bola prvá fása k riešeniu otázky prác</text:span></text:span><text:span text:style-name="CharStyle14"><text:span text:style-name="T1">e; </text:span></text:span><text:span text:style-name="CharStyle14"><text:span text:style-name="T5">umožnila túto fásu tá okolnosť, že si práca priťažením peňažného kapitálu neodolatelnej moci nadobudla. Že sa peňažný kapitál naj­samprv medzi pracovnou (nájemn</text:span></text:span><text:span text:style-name="CharStyle14"><text:span text:style-name="T1">ou</text:span></text:span><text:span text:style-name="CharStyle14"><text:span text:style-name="T5">, prie- myslnou, umnou) triedou a medzi privilegiálnymi stavami sdie</text:span></text:span><text:span text:style-name="CharStyle14"><text:span text:style-name="T1">ľ</text:span></text:span><text:span text:style-name="CharStyle14"><text:span text:style-name="T5">al — to je prirodzen</text:span></text:span><text:span text:style-name="CharStyle14"><text:span text:style-name="T1">é</text:span></text:span><text:span text:style-name="CharStyle14"><text:span text:style-name="T5">; — lebo peniaz, razený právom </text:span></text:span><text:span text:style-name="CharStyle14"><text:span text:style-name="T1">re</text:span></text:span><text:span text:style-name="CharStyle14"><text:span text:style-name="T5">gáln</text:span></text:span><text:span text:style-name="CharStyle14"><text:span text:style-name="T1">ym</text:span></text:span><text:span text:style-name="CharStyle14"><text:span text:style-name="T5"> hrnul sa z jednej strany za dorobky vrstvy priemyselnej, a za pôsobenia vrstvy tak </text:span></text:span><text:span text:style-name="CharStyle14"><text:span text:style-name="T1">reč</text:span></text:span><text:span text:style-name="CharStyle14"><text:span text:style-name="T5">ených honoratiorov (lekárov, professorov, akade­mických umelcov a vedomcov atď.) k triede pracovnej, z druhej strany od tejto ku kaste privilegialnej za zemské úrody a suroviny. Čím viac rozmnožovaly sa mobilia, manufactury, tým viac peňazí dostávalo sa do vrstvy priemyslno-umnej, alebo vôbec mešťanskej. Práca nadobudla triede pracovnej peniaz a na základe peniazu, čím dial tým viac vplyvu i na záležitosti verejné. Práca sa skrz peniaz, v ktorý svoje výrobky ukladala, stávala čím dial tým viac intensivne</text:span></text:span><text:span text:style-name="CharStyle14"><text:span text:style-name="T1">jš</text:span></text:span><text:span text:style-name="CharStyle14"><text:span text:style-name="T5">ou, jej výrobky boly triede privileg</text:span></text:span><text:span text:style-name="CharStyle14"><text:span text:style-name="T1">ov</text:span></text:span><text:span text:style-name="CharStyle14"><text:span text:style-name="T5">anej, ktorá dľa verejnopráv­neho postavenia svojho — nádheru, luxus vysokých hodností rozvíjať musela — vždy viac a viac neodbytnými, tak, že peniaz za úrody zemské a úžitky nahromadený presiakoval valno do vrecák triedy pracovne</text:span></text:span><text:span text:style-name="CharStyle14"><text:span text:style-name="T1">j</text:span></text:span><text:span text:style-name="CharStyle14"><text:span text:style-name="T5">; </text:span></text:span><text:span text:style-name="CharStyle18"><text:span text:style-name="T5">— </text:span></text:span><text:span text:style-name="CharStyle14"><text:span text:style-name="T5">a niet v tom divu, že už za časov krížáckych ťažení stredovekí rytieri vystrojujúc sa bojovať za vydobytie svätého hrobu, svoje nehnutelné majetky za hotový peniaz — me</text:span></text:span><text:span text:style-name="CharStyle14"><text:span text:style-name="T1">š</text:span></text:span><text:span text:style-name="CharStyle14"><text:span text:style-name="T5">ťanstvu zazálohúvali, niet divu, že i naším svobodným mestám tí najprvší magnati, excellenciáš</text:span></text:span><text:span text:style-name="CharStyle14"><text:span text:style-name="T1">i</text:span></text:span><text:span text:style-name="CharStyle14"><text:span text:style-name="T5">, ba samí panovníci dlh</text:span></text:span><text:span text:style-name="CharStyle14"><text:span text:style-name="T1">úv</text:span></text:span><text:span text:style-name="CharStyle14"><text:span text:style-name="T5">ali, lebo „v práci a umení budeme spa­sení,</text:span></text:span><text:span text:style-name="CharStyle14"><text:span text:style-name="T1">“</text:span></text:span><text:span text:style-name="CharStyle14"><text:span text:style-name="T5"> a peniaz čože je? </text:span></text:span><text:span text:style-name="CharStyle18"><text:span text:style-name="T1">—</text:span></text:span><text:span text:style-name="CharStyle18"><text:span text:style-name="T5">- </text:span></text:span><text:span text:style-name="CharStyle14"><text:span text:style-name="T5">shromaždená práca. ho­vorí starý národní ekonom Adam Smith. A že je táto defin</text:span></text:span><text:span text:style-name="CharStyle14"><text:span text:style-name="T1">í</text:span></text:span><text:span text:style-name="CharStyle14"><text:span text:style-name="T5">cia hlbokoumná, dosvedčuje sám </text:span></text:span><text:span text:style-name="CharStyle19"><text:span text:style-name="T5">život. Starí ľudia, ktorí prácou rúk svoj</text:span></text:span><text:span text:style-name="CharStyle19"><text:span text:style-name="T2">í</text:span></text:span><text:span text:style-name="CharStyle19"><text:span text:style-name="T5">ch v potu tvári ponabúdali si za nekol</text:span></text:span><text:span text:style-name="CharStyle19"><text:span text:style-name="T1">k</text:span></text:span><text:span text:style-name="CharStyle19"><text:span text:style-name="T5">o vreckov tých mariášov, prečo že potom, keď </text:span></text:span><text:span text:style-name="CharStyle19"><text:span text:style-name="T2">í</text:span></text:span><text:span text:style-name="CharStyle19"><text:span text:style-name="T5">ch pružnosť už vyschla, ruky k práci ochromely, prečo že si tak obľubovali — v prehŕ</text:span></text:span><text:span text:style-name="CharStyle19"><text:span text:style-name="T2">n</text:span></text:span><text:span text:style-name="CharStyle19"><text:span text:style-name="T5">aní a prečitovaní tých svoj</text:span></text:span><text:span text:style-name="CharStyle19"><text:span text:style-name="T2">í</text:span></text:span><text:span text:style-name="CharStyle19"><text:span text:style-name="T5">ch šupáčkov? — to skrývalo jích prácu, to bola ich nashromaž</text:span></text:span><text:span text:style-name="CharStyle19"><text:span text:style-name="T1">ď</text:span></text:span><text:span text:style-name="CharStyle19"><text:span text:style-name="T5">ovaná práca, — a len to býva pri podobnej piete poľutovania hodné, že tú nahromadenú prácu mnohí radšej pozakopávali — akoby ju boli zúžitkovali, </text:span></text:span><text:span text:style-name="CharStyle19"><text:span text:style-name="T1">—</text:span></text:span><text:span text:style-name="CharStyle19"><text:span text:style-name="T5"> a každý kapitál, ale nado všetko kapitál peňažný len vtedy má ceny, keď sa interessu</text:span></text:span><text:span text:style-name="CharStyle19"><text:span text:style-name="T1">je</text:span></text:span><text:span text:style-name="CharStyle19"><text:span text:style-name="T5">, úroku</text:span></text:span><text:span text:style-name="CharStyle19"><text:span text:style-name="T1">je</text:span></text:span><text:span text:style-name="CharStyle19"><text:span text:style-name="T5">. —</text:span></text:span></text:p>
        <text:p text:style-name="P9"><text:span text:style-name="CharStyle27"><text:span text:style-name="T5"/></text:span></text:p>
        <text:p text:style-name="P10"><text:span text:style-name="CharStyle27"><text:span text:style-name="T5">IV</text:span></text:span><text:span text:style-name="CharStyle27"><text:span text:style-name="T1">.</text:span></text:span></text:p>
        <text:p text:style-name="P7"><text:span text:style-name="CharStyle19"><text:span text:style-name="T5"/></text:span></text:p>
        <text:p text:style-name="P8"><text:span text:style-name="CharStyle19"><text:span text:style-name="T5">Pri krehkosti síl ľudských zvláštneho významu má delba práce, následkom ktorej sa </text:span></text:span><text:soft-page-break/><text:span text:style-name="CharStyle19"><text:span text:style-name="T5">tausendk</text:span></text:span><text:span text:style-name="CharStyle19"><text:span text:style-name="T4">ü</text:span></text:span><text:span text:style-name="CharStyle19"><text:span text:style-name="T5">nstlerstvo za nesmyslné uznalo, a každý človek sa hľadí istému odboru venovať, v tom si tej na</text:span></text:span><text:span text:style-name="CharStyle19"><text:span text:style-name="T1">jv</text:span></text:span><text:span text:style-name="CharStyle19"><text:span text:style-name="T5">ätšej obratnosti, sú­costi nadobudn</text:span></text:span><text:span text:style-name="CharStyle19"><text:span text:style-name="T3">u</text:span></text:span><text:span text:style-name="CharStyle19"><text:span text:style-name="T5">ť a tak vymáhať si prácou, istému povolaniu primeranou — výživu, stav a dobré meno. Epochálny zvrat sa stal v tomto ohľade v práci — v</text:span></text:span><text:span text:style-name="CharStyle19"><text:span text:style-name="T1">yn</text:span></text:span><text:span text:style-name="CharStyle19"><text:span text:style-name="T5">a</text:span></text:span><text:span text:style-name="CharStyle19"><text:span text:style-name="T1">jd</text:span></text:span><text:span text:style-name="CharStyle19"><text:span text:style-name="T5">etím všeli­jakých mašín a strojov, </text:span></text:span><text:span text:style-name="CharStyle19"><text:span text:style-name="T3">í</text:span></text:span><text:span text:style-name="CharStyle19"><text:span text:style-name="T5">ch vždy rozsiahlejším upotrebovaním, zvlášť ale applikovaním týchže k parným strojom. Chýrni Angličania Savery, N</text:span></text:span><text:span text:style-name="CharStyle19"><text:span text:style-name="T1">ew</text:span></text:span><text:span text:style-name="CharStyle19"><text:span text:style-name="T5">comen, Cawley a Watt vynajdúc a sdokoná</text:span></text:span><text:span text:style-name="CharStyle19"><text:span text:style-name="T1">ľ</text:span></text:span><text:span text:style-name="CharStyle19"><text:span text:style-name="T5">ac parný stroj, pripraviac tenže k mož­nému applikovaniu pri specialných strojoch zapríčinili celú revolúciu v práci. —</text:span></text:span></text:p>
        <text:p text:style-name="P7"><text:span text:style-name="CharStyle19"><text:span text:style-name="T5">Stroje odoberajú človeku mechanickú prácu, nútia ho osvojovať si prácu umnú. Týmto zapríčinený prevrat v práci mal za prvý blahodajný následok, že pracovná trieda na</text:span></text:span><text:span text:style-name="CharStyle19"><text:span text:style-name="T8">h</text:span></text:span><text:span text:style-name="CharStyle19"><text:span text:style-name="T5">ala a naháva čo deň to viac mechanickú prácu a pospi</text:span></text:span><text:span text:style-name="CharStyle19"><text:span text:style-name="T1">e</text:span></text:span><text:span text:style-name="CharStyle19"><text:span text:style-name="T5">cha si potrebnú hotovosť, prí­pravu k umnej práci zaopatriť, a tým si proti tej moci, ktorá sa v mašine objavila, existen­ciu svoju zabezpečiť. Lebo stroj má tiež svoje medze; mašina to, čo sa umením, kunštom volá</text:span></text:span><text:span text:style-name="CharStyle19"><text:span text:style-name="T1">,</text:span></text:span><text:span text:style-name="CharStyle19"><text:span text:style-name="T5"> nikdy vyviesť nedovedie, lebo len na jednotvarné, uniformné elementy práce môže byť zkombinovaná. O vkus sa mašina nestará. Prvý ohromný následok v</text:span></text:span><text:span text:style-name="CharStyle19"><text:span text:style-name="T1">yn</text:span></text:span><text:span text:style-name="CharStyle19"><text:span text:style-name="T5">a</text:span></text:span><text:span text:style-name="CharStyle19"><text:span text:style-name="T1">jd</text:span></text:span><text:span text:style-name="CharStyle19"><text:span text:style-name="T5">etia mašiny bolo tedy nové utriedenie práce </text:span></text:span><text:span text:style-name="CharStyle19"><text:span text:style-name="T1">pr</text:span></text:span><text:span text:style-name="CharStyle19"><text:span text:style-name="T5">iem</text:span></text:span><text:span text:style-name="CharStyle19"><text:span text:style-name="T1">ys</text:span></text:span><text:span text:style-name="CharStyle19"><text:span text:style-name="T5">lnej na mechanickú a na ume</text:span></text:span><text:span text:style-name="CharStyle28"><text:span text:style-name="T1">l</text:span></text:span><text:span text:style-name="CharStyle28"><text:span text:style-name="T5">eckú</text:span></text:span><text:span text:style-name="CharStyle28"><text:span text:style-name="T1">.</text:span></text:span><text:span text:style-name="CharStyle19"><text:span text:style-name="T5"> Umelecká patrí človeku, mechanická mašine. —</text:span></text:span></text:p>
        <text:p text:style-name="P7"><text:span text:style-name="CharStyle14"><text:span text:style-name="T5">Angličan už dávno hovorí, že je čas pe­niaz; nás to ale až pozdej</text:span></text:span><text:span text:style-name="CharStyle14"><text:span text:style-name="T1">š</text:span></text:span><text:span text:style-name="CharStyle14"><text:span text:style-name="T5">ie učila a učí mašina, že veru nie len pri tej mašinovej práci, ktorá pod istým časom toľko a toľko kamenného uhlia zpotre</text:span></text:span><text:span text:style-name="CharStyle14"><text:span text:style-name="T1">buje</text:span></text:span><text:span text:style-name="CharStyle14"><text:span text:style-name="T5"> — ale toľko a to</text:span></text:span><text:span text:style-name="CharStyle14"><text:span text:style-name="T3">ľ</text:span></text:span><text:span text:style-name="CharStyle14"><text:span text:style-name="T5">konásobne výdavok na uhlí vynahraďu</text:span></text:span><text:span text:style-name="CharStyle14"><text:span text:style-name="T1">je </text:span></text:span><text:span text:style-name="CharStyle14"><text:span text:style-name="T5">massívnou produktivnos</text:span></text:span><text:span text:style-name="CharStyle14"><text:span text:style-name="T1">ť</text:span></text:span><text:span text:style-name="CharStyle14"><text:span text:style-name="T5">ou, že tedy nie len pri mašinovej práci, ale analogične pri každej práci d</text:span></text:span><text:span text:style-name="CharStyle14"><text:span text:style-name="T3">ľ</text:span></text:span><text:span text:style-name="CharStyle14"><text:span text:style-name="T5">a toho slovenského príslovia: „čas platí</text:span></text:span><text:span text:style-name="CharStyle15"><text:span text:style-name="T3">,</text:span></text:span><text:span text:style-name="CharStyle15"><text:span text:style-name="T5"> čas trat</text:span></text:span><text:span text:style-name="CharStyle15"><text:span text:style-name="T1">í.“</text:span></text:span></text:p>
        <text:p text:style-name="P7"><text:span text:style-name="CharStyle14"><text:span text:style-name="T5">Ďalší následok vyn</text:span></text:span><text:span text:style-name="CharStyle14"><text:span text:style-name="T3">a</text:span></text:span><text:span text:style-name="CharStyle14"><text:span text:style-name="T5">jdenia mašiny je, že sa pohnutelné veci, effekty, ručné diela, manufakt</text:span></text:span><text:span text:style-name="CharStyle14"><text:span text:style-name="T3">u</text:span></text:span><text:span text:style-name="CharStyle14"><text:span text:style-name="T5">ry veľkým rozmerom </text:span></text:span><text:span text:style-name="CharStyle14"><text:span text:style-name="T1">ro</text:span></text:span><text:span text:style-name="CharStyle14"><text:span text:style-name="T5">zmnožily, produkcia nejde viac len d</text:span></text:span><text:span text:style-name="CharStyle14"><text:span text:style-name="T3">ľ</text:span></text:span><text:span text:style-name="CharStyle14"><text:span text:style-name="T5">a zákazky, neráta len na najbližšie kraje a tr­hoviská, ale do </text:span></text:span><text:span text:style-name="CharStyle15"><text:span text:style-name="T1">zá</text:span></text:span><text:span text:style-name="CharStyle15"><text:span text:style-name="T5">soby </text:span></text:span><text:span text:style-name="CharStyle15"><text:span text:style-name="T1">—</text:span></text:span><text:span text:style-name="CharStyle14"><text:span text:style-name="T5"> ako sa hovorí do vorrothu pracuje</text:span></text:span><text:span text:style-name="CharStyle15"><text:span text:style-name="T1">,</text:span></text:span><text:span text:style-name="CharStyle14"><text:span text:style-name="T5"> výrobkami svojmi zaplavuje trhoviská najvzdialenejšie, a poneváč sa ceny vecí dľa počtu predávačov a kupcov, — d</text:span></text:span><text:span text:style-name="CharStyle14"><text:span text:style-name="T1">ľ</text:span></text:span><text:span text:style-name="CharStyle14"><text:span text:style-name="T5">a pomeru ponúkania a hľadania ustaľujú, tedy výrobky tieto — následkom </text:span></text:span><text:span text:style-name="CharStyle14"><text:span text:style-name="T3">í</text:span></text:span><text:span text:style-name="CharStyle14"><text:span text:style-name="T5">ch veľkého počtu — lacnými a temer každému prístup­nými sa stávajú.</text:span></text:span></text:p>
        <text:p text:style-name="P7"><text:span text:style-name="CharStyle14"><text:span text:style-name="T5">Mašina naučila človeka a učí ho nepre­stajne všetko na čas a vymeranno robiť, lebo pri najmenšom opomenutí, pochybení kazí a borí všetko — bársby to aj ľudský život bol. A tak privádza tú v prísloví už dávno ži­júcu </text:span></text:span><text:span text:style-name="CharStyle18"><text:span text:style-name="T5">— </text:span></text:span><text:span text:style-name="CharStyle14"><text:span text:style-name="T5">ale ľuďmi veľmi zanedbávanú pravd</text:span></text:span><text:span text:style-name="CharStyle14"><text:span text:style-name="T1">u</text:span></text:span><text:span text:style-name="CharStyle18"><text:span text:style-name="T5">: </text:span></text:span><text:span text:style-name="CharStyle14"><text:span text:style-name="T5">že je poriadok dušou života. —</text:span></text:span></text:p>
        <text:p text:style-name="P7"><text:span text:style-name="CharStyle14"><text:span text:style-name="T5">A poneváč sa pri mašine ľahko ale aj citlivo dá v tú mašinu vložený peňažný ka­pitál vyrátať, okolnosť táto priviedla ľudí na to, že pri každom výrobku treba si urobiť reálny </text:span></text:span><text:soft-page-break/><text:span text:style-name="CharStyle14"><text:span text:style-name="T5">kalkul, medzi tým, čo výrobok produ­centa stojí v trove a práci; a za čo môže potom ten výrobok predať, aby sa mu i nákladky vrátily i istý percent ostal mu na výživu a istý percent na praemiu, k zabez­pečeniu života na ten pád, jestliby následkom úpadku zdravia ďalej pracovať nemohol. Ma­šina tedy za sebou vodí spravodlivé ocenenia práce</text:span></text:span><text:span text:style-name="CharStyle15"><text:span text:style-name="T1">,</text:span></text:span><text:span text:style-name="CharStyle15"><text:span text:style-name="T5"> a chráni jak od precenenia tak aj od neocenenia; </text:span></text:span><text:span text:style-name="CharStyle15"><text:span text:style-name="T1">—</text:span></text:span><text:span text:style-name="CharStyle14"><text:span text:style-name="T5"> mašina dáva kalkul</text:span></text:span><text:span text:style-name="CharStyle14"><text:span text:style-name="T1"> </text:span></text:span><text:span text:style-name="CharStyle14"><text:span text:style-name="T5">—</text:span></text:span><text:span text:style-name="CharStyle14"><text:span text:style-name="T1"> </text:span></text:span><text:span text:style-name="CharStyle14"><text:span text:style-name="T5">a kal­kul je základom pr</text:span></text:span><text:span text:style-name="CharStyle14"><text:span text:style-name="T1">ie</text:span></text:span><text:span text:style-name="CharStyle14"><text:span text:style-name="T5">myslnej solídnosti. —</text:span></text:span></text:p>
        <text:p text:style-name="P7"><text:span text:style-name="CharStyle14"><text:span text:style-name="T5">A kdežto predtým najviac len koloniálne plodiny boly základom kupectva jako tiež články z prostonárodnieho priemyslu pocho­diace n. pr. schwarzwaldské hodiny, české, starohorské čipky, gr</text:span></text:span><text:span text:style-name="CharStyle14"><text:span text:style-name="T4">ö</text:span></text:span><text:span text:style-name="CharStyle14"><text:span text:style-name="T5">d</text:span></text:span><text:span text:style-name="CharStyle14"><text:span text:style-name="T1">ň</text:span></text:span><text:span text:style-name="CharStyle14"><text:span text:style-name="T5">anské, halleinské, oberleitendorfské hračky, tak mašina zodvihla kupectvo nie len tým dorábaním en masse, spolu ale že applikáciou mašiny na kommunikáciu, rýchlosťou immensné priestory pre­rážajúcou — roznáša výrobky pr</text:span></text:span><text:span text:style-name="CharStyle14"><text:span text:style-name="T1">ie</text:span></text:span><text:span text:style-name="CharStyle14"><text:span text:style-name="T5">m</text:span></text:span><text:span text:style-name="CharStyle14"><text:span text:style-name="T1">ys</text:span></text:span><text:span text:style-name="CharStyle14"><text:span text:style-name="T3">l</text:span></text:span><text:span text:style-name="CharStyle14"><text:span text:style-name="T5">né do najďalších krajín, zbytočnými robí svetové jarmoky, a karavany na jarmoky tieže putu­júce, utiskujúc trhy — do vždy menších a menších miest a mestočiek. —</text:span></text:span></text:p>
        <text:p text:style-name="P7"><text:span text:style-name="CharStyle14"><text:span text:style-name="T5">Konečne mašina — poriadok zavádzajúca k uznaniu privedla — v kupectve už v stredoveku zavádzané kníhvedenie, ktorým človek každý večer počtu</text:span></text:span><text:span text:style-name="CharStyle14"><text:span text:style-name="T1">je</text:span></text:span><text:span text:style-name="CharStyle14"><text:span text:style-name="T5"> so sebou, každý večer kombinuje billans majetného stavu svojho, dľa ktorého potom treba mu rozdielu robiť medzi výdavkami potrebnými, osožnými a k pohodliu slúžiacimi. — Kníhvedenie chráni pred šwindlom </text:span></text:span><text:span text:style-name="CharStyle15"><text:span text:style-name="T1">—</text:span></text:span><text:span text:style-name="CharStyle15"><text:span text:style-name="T5"> a obmedzuje riziko</text:span></text:span><text:span text:style-name="CharStyle15"><text:span text:style-name="T1">.</text:span></text:span></text:p>
        <text:p text:style-name="P7"><text:span text:style-name="CharStyle14"><text:span text:style-name="T5">Následky mašiny tu podotknuté siahajú do všetkých odborov života, pocítiť sa dávajú v celom ľudstve. A mašina je najznameni</text:span></text:span><text:span text:style-name="CharStyle15"><text:span text:style-name="T5">tejším výtvorom práce</text:span></text:span><text:span text:style-name="CharStyle15"><text:span text:style-name="T1">.</text:span></text:span></text:p>
        <text:p text:style-name="P7"><text:span text:style-name="CharStyle14"><text:span text:style-name="T5">Mašina viedla k zakladaniu fabrí</text:span></text:span><text:span text:style-name="CharStyle14"><text:span text:style-name="T1">k</text:span></text:span><text:span text:style-name="CharStyle14"><text:span text:style-name="T5">; fa­briky tiahly ku sebe delníkov, predtým zvätša vrstvu nájomnú. Plat pracovníkov nemohol byť vydávaný vo fruktuáliách ani v produk­toch fabrik</text:span></text:span><text:span text:style-name="CharStyle14"><text:span text:style-name="T1">y</text:span></text:span><text:span text:style-name="CharStyle14"><text:span text:style-name="T5">;</text:span></text:span><text:span text:style-name="CharStyle14"><text:span text:style-name="T1"> </text:span></text:span><text:span text:style-name="CharStyle14"><text:span text:style-name="T5">— daný bol tedy v peniazoch, musel byť ale tak vymeraný, aby si platom týmže každý </text:span></text:span><text:span text:style-name="CharStyle14"><text:span text:style-name="T1">je</text:span></text:span><text:span text:style-name="CharStyle14"><text:span text:style-name="T5">don delník potreby svoje zaokryť mohol. Takto prišly vyššie platy pe­ňažné, tieto dovolávaly vždy viac a viac del­níkov, až </text:span></text:span><text:span text:style-name="CharStyle14"><text:span text:style-name="T3">í</text:span></text:span><text:span text:style-name="CharStyle14"><text:span text:style-name="T5">ch primnoho bolo, platy zklesly, a z toho zvyšného počtu delníkov, jako aj z delníkov tých fabrík, ktoré následkom zby­točnej produk</text:span></text:span><text:span text:style-name="CharStyle14"><text:span text:style-name="T8">cie</text:span></text:span><text:span text:style-name="CharStyle14"><text:span text:style-name="T5"> upadly povstali proletári, t. j. ľudia takí, ktorí prá­cou, povolaním svojím cieľa dosiahnuť, exis­tenciu a budúcnosť si zabezpečiť nemohli. Nehody z proletárstva na celú spoločnosť ľudskú — pochádzajúce — zrodily potom všelijaké pokusy k odpomoženiu nie len ne­hodám t</text:span></text:span><text:span text:style-name="CharStyle14"><text:span text:style-name="T1">ý</text:span></text:span><text:span text:style-name="CharStyle14"><text:span text:style-name="T5">mto, ale aj nerovnosti ľudského majetku vôbec — tendenciami socialist</text:span></text:span><text:span text:style-name="CharStyle14"><text:span text:style-name="T1">i</text:span></text:span><text:span text:style-name="CharStyle14"><text:span text:style-name="T5">cko-kommunistickými. Z týchto pokusov povstal</text:span></text:span><text:span text:style-name="CharStyle14"><text:span text:style-name="T1">a </text:span></text:span><text:span text:style-name="CharStyle14"><text:span text:style-name="T5">fluktuácia siaha hlboko až do nynejších ča­sov — javí sa tou specif</text:span></text:span><text:span text:style-name="CharStyle14"><text:span text:style-name="T1">i</text:span></text:span><text:span text:style-name="CharStyle14"><text:span text:style-name="T5">čnou delníckou otázkou, strickami, žiadaním pomoci </text:span></text:span><text:span text:style-name="CharStyle14"><text:span text:style-name="T3">s</text:span></text:span><text:span text:style-name="CharStyle14"><text:span text:style-name="T5">tátnej v Lassalisme, hlásaním pomoci vlastnej v Schulze-Delitzschovej stránke, </text:span></text:span><text:soft-page-break/><text:span text:style-name="CharStyle14"><text:span text:style-name="T5">povstaním social-</text:span></text:span><text:span text:style-name="CharStyle14"><text:span text:style-name="T1">d</text:span></text:span><text:span text:style-name="CharStyle14"><text:span text:style-name="T5">emokratickej stránky atď. — My ne­môžeme siahnuť prítomne do pojednávania</text:span></text:span><text:span text:style-name="CharStyle26"><text:span text:style-name="T5"> </text:span></text:span><text:span text:style-name="CharStyle19"><text:span text:style-name="T5">týchto pohybov, lebo najbližším predmetom naším má ostávať na teraz rozoberanie otázky práce vo všeobecnosti.</text:span></text:span></text:p>
        <text:p text:style-name="P13"><text:span text:style-name="CharStyle32"><text:span text:style-name="T5"/></text:span></text:p>
        <text:p text:style-name="P14"><text:span text:style-name="CharStyle32"><text:span text:style-name="T5">V.</text:span></text:span></text:p>
        <text:p text:style-name="P7"><text:span text:style-name="CharStyle19"><text:span text:style-name="T5"/></text:span></text:p>
        <text:p text:style-name="P8"><text:span text:style-name="CharStyle19"><text:span text:style-name="T5">Naše stoletie je stoletie práce. Každý na svojej podstati má sa prácou neodbytným stať, má prácou svojou povolaniu svojmu zod­povedať; daromných konsumentov stoletie naše — ako nepriateľov ľudskej spoločnosti pred­stavuje. Znamenite hovorí Eugene Pelleton: „Budúcnosť náleží triede pracujúcej, lebo číta a naslúcha, kdežto triedy nemajúce čo robiť, hodujú, tancujú a intrigujú ako svoju nadvládu nad druhými udržať?</text:span></text:span><text:span text:style-name="CharStyle19"><text:span text:style-name="T1">“</text:span></text:span><text:span text:style-name="CharStyle19"><text:span text:style-name="T5"> A v tomto ohľade najvznešenejšia ethická známka práce je, že ruší závistlivosť, lebo tomu závidieť, ktorý z práce, v potu tvári konanej — ovocia ná­mah svoj</text:span></text:span><text:span text:style-name="CharStyle19"><text:span text:style-name="T3">í</text:span></text:span><text:span text:style-name="CharStyle19"><text:span text:style-name="T5">ch — požíva, — tomu závidieť, bolby hriech. —</text:span></text:span></text:p>
        <text:p text:style-name="P7"><text:span text:style-name="CharStyle19"><text:span text:style-name="T5">Samá otázka práce po prehlásení svobodného vlastníctva, predkladá sa nám k riešeniu ako otázka kultury, lebo odkazuje ľudí na umnú prácu, aby si totiž každý človek aspoň najpodstatnejšie základy nektorej od­borovej vedy zaopatril, t</text:span></text:span><text:span text:style-name="CharStyle28"><text:span text:style-name="T1">u</text:span></text:span><text:span text:style-name="CharStyle28"><text:span text:style-name="T5"> tedy splýva ná­jomná a priemy</text:span></text:span><text:span text:style-name="CharStyle28"><text:span text:style-name="T1">s</text:span></text:span><text:span text:style-name="CharStyle28"><text:span text:style-name="T5">lná práca k vzájomnému spoluúčinkovaniu s vrstvou umnou.</text:span></text:span></text:p>
        <text:p text:style-name="P7"><text:span text:style-name="CharStyle19"><text:span text:style-name="T5">Pozrime tu stav kultury trochu konkr</text:span></text:span><text:span text:style-name="CharStyle19"><text:span text:style-name="T3">e</text:span></text:span><text:span text:style-name="CharStyle19"><text:span text:style-name="T5">tne a síce, poneváč nás to najbližšie týka, vo vlasti našej. Poprehrnajme kus </text:span></text:span><text:span text:style-name="CharStyle19"><text:span text:style-name="T3">s</text:span></text:span><text:span text:style-name="CharStyle19"><text:span text:style-name="T5">tatistické dáta. Základ výchovy ukazuje sa v národních, pospolitých školách, tam sa majú mladej ge­nerácii tie prvopočiatočné základné známosti sdelúvať, zvlášť keď povážime, že značná ta na</text:span></text:span><text:span text:style-name="CharStyle19"><text:span text:style-name="T1">jv</text:span></text:span><text:span text:style-name="CharStyle19"><text:span text:style-name="T5">ätšia čiastka ľudu ani vyššie nejde. Dľa zprávy ministrom kultu roku 1870 snemu našemu predostretej, počíta vlasť naša v svoj</text:span></text:span><text:span text:style-name="CharStyle19"><text:span text:style-name="T3">í</text:span></text:span><text:span text:style-name="CharStyle19"><text:span text:style-name="T5">ch </text:span></text:span><text:span text:style-name="CharStyle19"><text:span text:style-name="T1">11</text:span></text:span><text:span text:style-name="CharStyle19"><text:span text:style-name="T5">.903 obcách (v Uhorsku a Sedmohradsku) do školy chodiť povinných detí od 6—15 roku spolu 2,284,741, z týchto navštevuje školu hybä 1.152,</text:span></text:span><text:span text:style-name="CharStyle19"><text:span text:style-name="T8">115</text:span></text:span><text:span text:style-name="CharStyle19"><text:span text:style-name="T5">, tedy len asi polovica a polovica vyrastá bez všetkej výchovy. Z počtu obcí 11,903, nemá 1712 obcí žiadnej školy; medzi týmito jest obcí 779, ktoré deti svoje aspo</text:span></text:span><text:span text:style-name="CharStyle19"><text:span text:style-name="T8">n</text:span></text:span><text:span text:style-name="CharStyle19"><text:span text:style-name="T1"> </text:span></text:span><text:span text:style-name="CharStyle19"><text:span text:style-name="T5">do škôl súsedných obcí posielajú, 933 obcí ale cele bez školy a výchovy. — Naše obce súhrnom počit</text:span></text:span><text:span text:style-name="CharStyle19"><text:span text:style-name="T3">u</text:span></text:span><text:span text:style-name="CharStyle19"><text:span text:style-name="T5">jú 13.798 škôl — s 15,968 riadnymi a 1824 pomocnými tedy so 17,792 učiteľmi. </text:span></text:span><text:span text:style-name="CharStyle19"><text:span text:style-name="T1">Je</text:span></text:span><text:span text:style-name="CharStyle19"><text:span text:style-name="T5">stli sa má 38. zákonný článok z r. 1868 do života uviesť, i čo sa počtu pod </text:span></text:span><text:span text:style-name="CharStyle19"><text:span text:style-name="T1">je</text:span></text:span><text:span text:style-name="CharStyle19"><text:span text:style-name="T5">dnoho učiteľa pripadajúcich detí dotýče — vtedy by našej elementárnej výchove ešte 10,767 učiteľov ch</text:span></text:span><text:span text:style-name="CharStyle19"><text:span text:style-name="T8">y</text:span></text:span><text:span text:style-name="CharStyle19"><text:span text:style-name="T5">b</text:span></text:span><text:span text:style-name="CharStyle19"><text:span text:style-name="T8">ä</text:span></text:span><text:span text:style-name="CharStyle19"><text:span text:style-name="T5">lo, a učiteľských pr</text:span></text:span><text:span text:style-name="CharStyle19"><text:span text:style-name="T1">i</text:span></text:span><text:span text:style-name="CharStyle19"><text:span text:style-name="T5">pravovní máme dosial len 50, 36 konfessionálnych, 14 </text:span></text:span><text:span text:style-name="CharStyle19"><text:span text:style-name="T1">š</text:span></text:span><text:span text:style-name="CharStyle19"><text:span text:style-name="T5">tátnych nekonfessionálnych.</text:span></text:span></text:p>
        <text:p text:style-name="P7"><text:soft-page-break/><text:span text:style-name="CharStyle19"><text:span text:style-name="T5">Čo ale najsmutnejšie predstavuje stav národnej výchovy, je u nás to, že i z tých detí, ktoré do školy chodily, pri vystúpení zo školy, len 16</text:span></text:span><text:span text:style-name="CharStyle28"><text:span text:style-name="T1">%</text:span></text:span><text:span text:style-name="CharStyle28"><text:span text:style-name="T5"> znalo dobre </text:span></text:span><text:span text:style-name="CharStyle28"><text:span text:style-name="T3">čí</text:span></text:span><text:span text:style-name="CharStyle28"><text:span text:style-name="T5">t</text:span></text:span><text:span text:style-name="CharStyle28"><text:span text:style-name="T1">á</text:span></text:span><text:span text:style-name="CharStyle28"><text:span text:style-name="T3">ť</text:span></text:span><text:span text:style-name="CharStyle28"><text:span text:style-name="T5"> a p</text:span></text:span><text:span text:style-name="CharStyle28"><text:span text:style-name="T8">í</text:span></text:span><text:span text:style-name="CharStyle28"><text:span text:style-name="T5">sa</text:span></text:span><text:span text:style-name="CharStyle28"><text:span text:style-name="T8">ť</text:span></text:span><text:span text:style-name="CharStyle28"><text:span text:style-name="T5">. 84</text:span></text:span><text:span text:style-name="CharStyle19"><text:span text:style-name="T1">%</text:span></text:span><text:span text:style-name="CharStyle19"><text:span text:style-name="T5"> </text:span></text:span><text:span text:style-name="CharStyle19"><text:span text:style-name="T1">te</text:span></text:span><text:span text:style-name="CharStyle19"><text:span text:style-name="T5">dy ešte ani natoľko nepokročilo.</text:span></text:span></text:p>
        <text:p text:style-name="P7"><text:span text:style-name="CharStyle19"><text:span text:style-name="T5">Pánovia moji, či toto nesúvisí s pred­metom tejto mojej prednášky, či nám nesta­via pred oči prvý raz a dôrazne, čože na takýto spôsob s otázkou práce? Akú umnú prácu že bude v stave vykonávať ten, ktorý ani len prvé počiatky výchovy nezakúsil? Nevzdelanos</text:span></text:span><text:span text:style-name="CharStyle19"><text:span text:style-name="T8">ť</text:span></text:span><text:span text:style-name="CharStyle19"><text:span text:style-name="T5"> za d</text:span></text:span><text:span text:style-name="CharStyle28"><text:span text:style-name="T1">ň</text:span></text:span><text:span text:style-name="CharStyle28"><text:span text:style-name="T5">ov n</text:span></text:span><text:span text:style-name="CharStyle28"><text:span text:style-name="T1">a</text:span></text:span><text:span text:style-name="CharStyle28"><text:span text:style-name="T5">š</text:span></text:span><text:span text:style-name="CharStyle28"><text:span text:style-name="T8">í</text:span></text:span><text:span text:style-name="CharStyle28"><text:span text:style-name="T5">ch rýchlo vedie </text:span></text:span><text:span text:style-name="CharStyle28"><text:span text:style-name="T1">k</text:span></text:span><text:span text:style-name="CharStyle28"><text:span text:style-name="T5"> pauperismu a miz</text:span></text:span><text:span text:style-name="CharStyle28"><text:span text:style-name="T3">e</text:span></text:span><text:span text:style-name="CharStyle28"><text:span text:style-name="T5">rii, a tieto sú neukrotiteln</text:span></text:span><text:span text:style-name="CharStyle28"><text:span text:style-name="T8">í</text:span></text:span><text:span text:style-name="CharStyle28"><text:span text:style-name="T5"> pokušitelia k narušeniu spol</text:span></text:span><text:span text:style-name="CharStyle28"><text:span text:style-name="T1">o</text:span></text:span><text:span text:style-name="CharStyle28"><text:span text:style-name="T5">čenského a </text:span></text:span><text:span text:style-name="CharStyle28"><text:span text:style-name="T3">s</text:span></text:span><text:span text:style-name="CharStyle28"><text:span text:style-name="T5">tátneho poriadku.</text:span></text:span></text:p>
        <text:p text:style-name="P7"><text:span text:style-name="CharStyle19"><text:span text:style-name="T5">Nemožno ani prítomne príčiny stavu tohoto rozoberať, dáta tieto uviedol som — podľa výkazu ministrovho — len preto, aby sme videli skutočnosť smutného stavu prostonárodnej výchovy v Uhrách.</text:span></text:span></text:p>
        <text:p text:style-name="P7"><text:span text:style-name="CharStyle19"><text:span text:style-name="T5">A naša pr</text:span></text:span><text:span text:style-name="CharStyle19"><text:span text:style-name="T1">ie</text:span></text:span><text:span text:style-name="CharStyle19"><text:span text:style-name="T5">myslná vrstva že kde dostáva dostatočnej prípravy? V prísnom slova</text:span></text:span><text:span text:style-name="CharStyle19"><text:span text:style-name="T1"> </text:span></text:span><text:span text:style-name="CharStyle19"><text:span text:style-name="T5">smyslu mešťanských škôl ešte nemáme; tedy len v nižších gymnasiách a reálkach. — Dľa nov­ších dát máme gymnasií vyšších 61, nižších 74, reálok 8 vyšších, 18 nižších, a všetky tieto ústavy nepočitujú ročite viac — ak 34000 žiakov; poznamenať treba, že i títo nepripadajú hybä ak z polovice vrstve priemyslnej, lebo druhá polovica iste študuje vyššie. A čože je to k pomeru miest a mes­tečiek naš</text:span></text:span><text:span text:style-name="CharStyle19"><text:span text:style-name="T1">i</text:span></text:span><text:span text:style-name="CharStyle19"><text:span text:style-name="T5">ch, ktorých máme spolu 988? čo je to k počtu priemyslníkov, ktorých poče</text:span></text:span><text:span text:style-name="CharStyle19"><text:span text:style-name="T1">ť </text:span></text:span><text:span text:style-name="CharStyle19"><text:span text:style-name="T5">už roku 1857 kládli na 227,279, nehovoriac o pomeru k počtu obyvateľstva vôbec alebo k počtu do školy chodiť povinných detí?! —</text:span></text:span></text:p>
        <text:p text:style-name="P7"><text:span text:style-name="CharStyle19"><text:span text:style-name="T5">Speci</text:span></text:span><text:span text:style-name="CharStyle19"><text:span text:style-name="T8">f</text:span></text:span><text:span text:style-name="CharStyle19"><text:span text:style-name="T5">ičných odborových škôl, aké sú pre jednotlivé remeslá a obchody, vzorné školy kreslické, krasopisné ústavy nám ešte všeobecne chybujú. A kdeže sa ten priemyslník potom naučí vkusu, kde symetrie, ktoré označovať majú priemyslné výtvory?! —</text:span></text:span></text:p>
        <text:p text:style-name="P7"><text:span text:style-name="CharStyle19"><text:span text:style-name="T5">Z vyšších vzdelavatelných ústavov do­dáva sa najväčší kontingent verejnému životu juristov; ročite na universite a akad</text:span></text:span><text:span text:style-name="CharStyle19"><text:span text:style-name="T3">e</text:span></text:span><text:span text:style-name="CharStyle19"><text:span text:style-name="T5">miách študuje 2300</text:span></text:span><text:span text:style-name="CharStyle18"><text:span text:style-name="T5">—</text:span></text:span><text:span text:style-name="CharStyle19"><text:span text:style-name="T5">2500; a pri tejto okolnosti je sa len tomu čo čudovať, prečo predca tak mnoho sudcov, vyšších a nižších administr</text:span></text:span><text:span text:style-name="CharStyle19"><text:span text:style-name="T8">a</text:span></text:span><text:span text:style-name="CharStyle19"><text:span text:style-name="T5">t</text:span></text:span><text:span text:style-name="CharStyle19"><text:span text:style-name="T8">i</text:span></text:span><text:span text:style-name="CharStyle19"><text:span text:style-name="T5">vn</text:span></text:span><text:span text:style-name="CharStyle19"><text:span text:style-name="T8">ý</text:span></text:span><text:span text:style-name="CharStyle19"><text:span text:style-name="T5">ch úradníkov, ktorí právo ani nevo</text:span></text:span><text:span text:style-name="CharStyle19"><text:span text:style-name="T1">ň</text:span></text:span><text:span text:style-name="CharStyle19"><text:span text:style-name="T5">ali? Ja myslím</text:span></text:span><text:span text:style-name="CharStyle28"><text:span text:style-name="T1">,</text:span></text:span><text:span text:style-name="CharStyle28"><text:span text:style-name="T5"> </text:span></text:span><text:span text:style-name="CharStyle28"><text:span text:style-name="T1">ž</text:span></text:span><text:span text:style-name="CharStyle28"><text:span text:style-name="T5">e </text:span></text:span><text:span text:style-name="CharStyle28"><text:span text:style-name="T8">u</text:span></text:span><text:span text:style-name="CharStyle19"><text:span text:style-name="T5"> nás </text:span></text:span><text:span text:style-name="CharStyle34"><text:span text:style-name="T5">ešte </text:span></text:span><text:span text:style-name="CharStyle28"><text:span text:style-name="T5">o</text:span></text:span><text:span text:style-name="CharStyle28"><text:span text:style-name="T1">so</text:span></text:span><text:span text:style-name="CharStyle28"><text:span text:style-name="T5">bn</text:span></text:span><text:span text:style-name="CharStyle28"><text:span text:style-name="T3">i</text:span></text:span><text:span text:style-name="CharStyle28"><text:span text:style-name="T5">e záujmy</text:span></text:span><text:span text:style-name="CharStyle28"><text:span text:style-name="T1">, </text:span></text:span><text:span text:style-name="CharStyle28"><text:span text:style-name="T5">protekcia</text:span></text:span><text:span text:style-name="CharStyle28"><text:span text:style-name="T1">,</text:span></text:span><text:span text:style-name="CharStyle28"><text:span text:style-name="T5"> vytvárajú ocenenie schopnosti. </text:span></text:span><text:span text:style-name="CharStyle28"><text:span text:style-name="T1">U</text:span></text:span><text:span text:style-name="CharStyle28"><text:span text:style-name="T5"> nás máme vyslovenú kvalifikáciu </text:span></text:span><text:span text:style-name="CharStyle34"><text:span text:style-name="T1">—</text:span></text:span><text:span text:style-name="CharStyle34"><text:span text:style-name="T5"> </text:span></text:span><text:span text:style-name="CharStyle28"><text:span text:style-name="T5">lenže sa oby­čajne nezadržiava.</text:span></text:span></text:p>
        <text:p text:style-name="P7"><text:span text:style-name="CharStyle19"><text:span text:style-name="T5">Ostatnie fakulty university tedy i medi­c</text:span></text:span><text:span text:style-name="CharStyle19"><text:span text:style-name="T8">i</text:span></text:span><text:span text:style-name="CharStyle19"><text:span text:style-name="T5">nska i filosofická spolu aj s technickou sotvy majú viac poslucháčstva ročite než 2600.</text:span></text:span></text:p>
        <text:p text:style-name="P7"><text:span text:style-name="CharStyle19"><text:span text:style-name="T5">Z týchto dát, ktoré som tu bez kommentáru posnášal, je to patrné, že vlasti našej — kde sa tak smutný vzdelanostný stav ukazuje, jestli sa na povznesení prostonárod</text:span></text:span><text:span text:style-name="CharStyle19"><text:span text:style-name="T1">ne</text:span></text:span><text:span text:style-name="CharStyle19"><text:span text:style-name="T5">j a vyššej výchovy základne</text:span></text:span><text:span text:style-name="CharStyle19"><text:span text:style-name="T1">jš</text:span></text:span><text:span text:style-name="CharStyle19"><text:span text:style-name="T5">ie re­formy prevádzať nebudú </text:span></text:span><text:span text:style-name="CharStyle18"><text:span text:style-name="T5">— </text:span></text:span><text:span text:style-name="CharStyle19"><text:span text:style-name="T5">nebezpečnosť hrozí z otázky </text:span></text:span><text:soft-page-break/><text:span text:style-name="CharStyle19"><text:span text:style-name="T5">práce,</text:span></text:span></text:p>
        <text:p text:style-name="P15"><text:span text:style-name="CharStyle36"><text:span text:style-name="T5"/></text:span></text:p>
        <text:p text:style-name="P17"><text:span text:style-name="CharStyle36"><text:span text:style-name="T5">„lebo to vieme, že biedou ľudu</text:span></text:span></text:p>
        <text:p text:style-name="P17"><text:span text:style-name="CharStyle36"><text:span text:style-name="T5">nik neposvätí studen</text:span></text:span><text:span text:style-name="CharStyle36"><text:span text:style-name="T8">ú</text:span></text:span><text:span text:style-name="CharStyle36"><text:span text:style-name="T5"> hrudu </text:span></text:span><text:span text:style-name="CharStyle37"><text:span text:style-name="T5">—</text:span></text:span></text:p>
        <text:p text:style-name="P17"><text:span text:style-name="CharStyle36"><text:span text:style-name="T5">ani jeho porobami;</text:span></text:span></text:p>
        <text:p text:style-name="P16"><text:span text:style-name="CharStyle36"><text:span text:style-name="T5">len ten ju v oltár preráb</text:span></text:span><text:span text:style-name="CharStyle36"><text:span text:style-name="T3">ä</text:span></text:span><text:span text:style-name="CharStyle36"><text:span text:style-name="T5"> svätý,</text:span></text:span></text:p>
        <text:p text:style-name="P17"><text:span text:style-name="CharStyle36"><text:span text:style-name="T5">ktorému zria</text:span></text:span><text:span text:style-name="CharStyle36"><text:span text:style-name="T3">s</text:span></text:span><text:span text:style-name="CharStyle36"><text:span text:style-name="T5">tol živ</text:span></text:span><text:span text:style-name="CharStyle36"><text:span text:style-name="T8">ô</text:span></text:span><text:span text:style-name="CharStyle36"><text:span text:style-name="T5">t bohatý</text:span></text:span></text:p>
        <text:p text:style-name="P17"><text:span text:style-name="CharStyle36"><text:span text:style-name="T5">z nej </text:span></text:span><text:span text:style-name="CharStyle36"><text:span text:style-name="T1">—</text:span></text:span><text:span text:style-name="CharStyle36"><text:span text:style-name="T5"> okrášlený vedami, —</text:span></text:span><text:span text:style-name="CharStyle37"><text:span text:style-name="T1">“</text:span></text:span></text:p>
        <text:p text:style-name="P9"><text:span text:style-name="CharStyle14"><text:span text:style-name="T1"/></text:span></text:p>
        <text:p text:style-name="P10"><text:span text:style-name="CharStyle14"><text:span text:style-name="T1"/></text:span></text:p>
        <text:p text:style-name="P13"><text:span text:style-name="CharStyle32"><text:span text:style-name="T5">VI.</text:span></text:span></text:p>
        <text:p text:style-name="P7"><text:span text:style-name="CharStyle19"><text:span text:style-name="T5"/></text:span></text:p>
        <text:p text:style-name="P8"><text:span text:style-name="CharStyle19"><text:span text:style-name="T5">Otázka práce predkladá sa nám ako otázka svobodnej associácie, riešenie jej stať sa má vypovedaním svo</text:span></text:span><text:span text:style-name="CharStyle19"><text:span text:style-name="T1">bod</text:span></text:span><text:span text:style-name="CharStyle19"><text:span text:style-name="T5">y priemyslu a svo­bodnej konkurencie, upravením z priemyslu pochodiacich pomerov — a hlavne prehláse­ním svobodného spolkovania. </text:span></text:span><text:span text:style-name="CharStyle18"><text:span text:style-name="T5">— </text:span></text:span><text:span text:style-name="CharStyle19"><text:span text:style-name="T5">Reformy v tomto ohľade my ešte vždy len očakávame, otázka je dosial u nás nie riešená. —</text:span></text:span></text:p>
        <text:p text:style-name="P8"><text:span text:style-name="CharStyle19"><text:span text:style-name="T10">Cechy </text:span></text:span><text:span text:style-name="CharStyle18"><text:span text:style-name="T10">— </text:span></text:span><text:span text:style-name="CharStyle19"><text:span text:style-name="T10">ako skupeniny k istému re­meslu prislúchajúcich priemyslníkov </text:span></text:span><text:span text:style-name="CharStyle18"><text:span text:style-name="T10">— </text:span></text:span><text:span text:style-name="CharStyle19"><text:span text:style-name="T10">boly významné za časov, kde sa ručná práca proti privilegovaným stavom ohradiť musela. Za dňov naš</text:span></text:span><text:span text:style-name="CharStyle19"><text:span text:style-name="T11">í</text:span></text:span><text:span text:style-name="CharStyle19"><text:span text:style-name="T10">ch, kde sa rovnosť pred zákonom hlása, musí byť riešená otázka strany priemyslníkov zachránením svobodného určenia jednotlivca; a toto svobodné určenie stúpi v život jedine prehlásením svobodného spol­kovania. </text:span></text:span><text:span text:style-name="CharStyle18"><text:span text:style-name="T10">— </text:span></text:span><text:span text:style-name="CharStyle19"><text:span text:style-name="T10">Ak kedy, teraz sa uznáva prav­divosť toho, že práca spojenie síl vyžaduje; práca sa tedy nebude môcť svobodn</text:span></text:span><text:span text:style-name="CharStyle19"><text:span text:style-name="T1">é</text:span></text:span><text:span text:style-name="CharStyle19"><text:span text:style-name="T10"> vyvi</text:span></text:span><text:span text:style-name="CharStyle14"><text:span text:style-name="T1">ň</text:span></text:span><text:span text:style-name="CharStyle14"><text:span text:style-name="T5">ovať, kým právo svobodného spolkovania prehlásené nebude. Občania istého štátu nemajú čo iného žiadať od </text:span></text:span><text:span text:style-name="CharStyle14"><text:span text:style-name="T3">s</text:span></text:span><text:span text:style-name="CharStyle14"><text:span text:style-name="T5">tátu a </text:span></text:span><text:span text:style-name="CharStyle14"><text:span text:style-name="T3">s</text:span></text:span><text:span text:style-name="CharStyle14"><text:span text:style-name="T5">tátnej vlády — ako zaručenie bezpečnosti majetku a osoby </text:span></text:span><text:span text:style-name="CharStyle14"><text:span text:style-name="T1">je</text:span></text:span><text:span text:style-name="CharStyle14"><text:span text:style-name="T5">dnoho každého občana. </text:span></text:span><text:span text:style-name="CharStyle14"><text:span text:style-name="T3">S</text:span></text:span><text:span text:style-name="CharStyle14"><text:span text:style-name="T5">tát a jeho vláda má na ťo</text:span></text:span><text:span text:style-name="CharStyle14"><text:span text:style-name="T8">ľ</text:span></text:span><text:span text:style-name="CharStyle14"><text:span text:style-name="T5">ko moc nad jednotlivým občanom, nakoľko to potrebné k zachráneniu tej bezpečnosti majetku a osoby. Každý občan má tedy nepochybné právo na všetko to, čo k jeho blahu slúžiť môže, nech len tú bezpečnosť majetku a osoby pri svojom spo­luobčanovi nenaruší. Na každom poli mohutno pociťuje sa potreba spolkovania, vše­obecne sa hlása: „v spol</text:span></text:span><text:span text:style-name="CharStyle14"><text:span text:style-name="T1">o</text:span></text:span><text:span text:style-name="CharStyle14"><text:span text:style-name="T5">čenstve si čo si,</text:span></text:span><text:span text:style-name="CharStyle14"><text:span text:style-name="T1">“ </text:span></text:span><text:span text:style-name="CharStyle14"><text:span text:style-name="T5">„svobodu tvoria si spolné národy“ — a ha­tenie svobodného spolkovania, ktoré odvislým činí spojenie síl od ľubovôli ministrovej, sú nešťastnými pozostatkami policajn</text:span></text:span><text:span text:style-name="CharStyle14"><text:span text:style-name="T1">é</text:span></text:span><text:span text:style-name="CharStyle14"><text:span text:style-name="T5">ho </text:span></text:span><text:span text:style-name="CharStyle14"><text:span text:style-name="T1">š</text:span></text:span><text:span text:style-name="CharStyle14"><text:span text:style-name="T5">tátu, ktorého zásada je „drž každého človeka za tú najnebezpečnejšú šelmu, kým sa o protivnom nepresvedčíš“ — a táto zásada </text:span></text:span><text:span text:style-name="CharStyle14"><text:span text:style-name="T8">m</text:span></text:span><text:span text:style-name="CharStyle14"><text:span text:style-name="T5">á širokú pôdu ešte aj za d</text:span></text:span><text:span text:style-name="CharStyle14"><text:span text:style-name="T1">ň</text:span></text:span><text:span text:style-name="CharStyle14"><text:span text:style-name="T5">ov — ba práve za </text:span></text:span><text:soft-page-break/><text:span text:style-name="CharStyle14"><text:span text:style-name="T5">dňov naš</text:span></text:span><text:span text:style-name="CharStyle14"><text:span text:style-name="T3">í</text:span></text:span><text:span text:style-name="CharStyle14"><text:span text:style-name="T5">ch. — Kresťanstvo a humanita inšie hlá­sajú. </text:span></text:span><text:span text:style-name="CharStyle14"><text:span text:style-name="T3">S</text:span></text:span><text:span text:style-name="CharStyle14"><text:span text:style-name="T5">tát a </text:span></text:span><text:span text:style-name="CharStyle14"><text:span text:style-name="T3">s</text:span></text:span><text:span text:style-name="CharStyle14"><text:span text:style-name="T5">tátna vláda majú právo dozorstva, ale právo dovoľovania alebo nedovoľovania spolkov verejne pôsobiť chcejúcich usurpovať nesmejú.</text:span></text:span></text:p>
        <text:p text:style-name="P13"><text:span text:style-name="CharStyle32"><text:span text:style-name="T5"/></text:span></text:p>
        <text:p text:style-name="P14"><text:span text:style-name="CharStyle19"><text:span text:style-name="T5"/></text:span></text:p>
        <text:p text:style-name="P13"><text:span text:style-name="CharStyle38"><text:span text:style-name="T5">VII.</text:span></text:span></text:p>
        <text:p text:style-name="P9"><text:span text:style-name="CharStyle14"><text:span text:style-name="T5"/></text:span></text:p>
        <text:p text:style-name="P10"><text:span text:style-name="CharStyle14"><text:span text:style-name="T5">Konečne otázka práce je spolu otázka politická, vplývaním na zákonodarstvo kra­jiny. Na socialno-politické postavenie práce vplýva nadovšetko zákonodarstvo, legislat</text:span></text:span><text:span text:style-name="CharStyle14"><text:span text:style-name="T8">i</text:span></text:span><text:span text:style-name="CharStyle14"><text:span text:style-name="T5">va. Že pred </text:span></text:span><text:span text:style-name="CharStyle14"><text:span text:style-name="T1">r</text:span></text:span><text:span text:style-name="CharStyle14"><text:span text:style-name="T5">okom 1848</text:span></text:span><text:span text:style-name="CharStyle14"><text:span text:style-name="T1">—</text:span></text:span><text:span text:style-name="CharStyle14"><text:span text:style-name="T5">49 vyslanci svobodných kráľ</text:span></text:span><text:span text:style-name="CharStyle14"><text:span text:style-name="T1">.</text:span></text:span><text:span text:style-name="CharStyle14"><text:span text:style-name="T5"> miest na sneme vlasti našej len jedon hlas repraesentovali, a ostatní mestskí vyslanci len votum porady mali, že národ tvorily len stavy privilegiátne, to zmenené je v ústavu (kon</text:span></text:span><text:span text:style-name="CharStyle14"><text:span text:style-name="T3">s</text:span></text:span><text:span text:style-name="CharStyle14"><text:span text:style-name="T5">titúciu) repraesentativnu, kde je vplý­vanie celého občanstva na legislatívu voleb­ným zákonom označené. To nám je vedomé, že právo voľby do snemovni zástupcov — zá­vislé je od istého censu, nepripadá mi teraz hovoriť o nádejných reformách volebného zá­kona ani o práve všeobecného hlasovania, sufrage universelle, ktorí sa vo Francúzsku tak smutne a ominosne prejavúva; len to mienim spomen</text:span></text:span><text:span text:style-name="CharStyle14"><text:span text:style-name="T3">u</text:span></text:span><text:span text:style-name="CharStyle14"><text:span text:style-name="T5">ť, že akým povedomím, akou rozva­hou my občania budeme s právom voľby nakladať, tak budú i naši vyslanci so svobodou našou zachádzať. Kto sa s právom voľby </text:span></text:span><text:span text:style-name="CharStyle14"><text:span text:style-name="T1">ľ</text:span></text:span><text:span text:style-name="CharStyle14"><text:span text:style-name="T5">ahkomyslne nahráva, ten podobné nahrávanie s právami občanstva sveru</text:span></text:span><text:span text:style-name="CharStyle14"><text:span text:style-name="T1">je</text:span></text:span><text:span text:style-name="CharStyle14"><text:span text:style-name="T5"> druhým. Kto predáva hlasu svo</text:span></text:span><text:span text:style-name="CharStyle14"><text:span text:style-name="T1">je</text:span></text:span><text:span text:style-name="CharStyle14"><text:span text:style-name="T5">ho, ten nebezpečný prí­klad dáva vyslancovi svojmu k zapredaniu presvedčenia svojho.</text:span></text:span></text:p>
        <text:p text:style-name="P7"><text:span text:style-name="CharStyle14"><text:span text:style-name="T5">Že 6-tym zák. článkom z r. 1868 do ži­vota uvedené komory pr</text:span></text:span><text:span text:style-name="CharStyle14"><text:span text:style-name="T1">ie</text:span></text:span><text:span text:style-name="CharStyle14"><text:span text:style-name="T5">myslno-kupecké nemajú všeobecného záujmu pre vrstvu priemyslno-kupeckú, lebo odvislé sú od vôle ministra a nedopriana </text:span></text:span><text:span text:style-name="CharStyle14"><text:span text:style-name="T1">jí</text:span></text:span><text:span text:style-name="CharStyle14"><text:span text:style-name="T5">m je samospráva; že 42-tým článkom z r. 1870 právomocnosti zbavené sú opravdivej auton</text:span></text:span><text:span text:style-name="CharStyle14"><text:span text:style-name="T3">o</text:span></text:span><text:span text:style-name="CharStyle14"><text:span text:style-name="T5">mie, a obťažené sú, nové kasty medzi občanstvo uvádzajúcimi virilnymi hlasy — toho najvätšia vina sú voličia vlasti našej, že úvahou ideí otázke práce priaznivých snemových vyslancov svo­jich nevolili.</text:span></text:span></text:p>
        <text:p text:style-name="P7"><text:span text:style-name="CharStyle15"><text:span text:style-name="T5">Vôbec také budem</text:span></text:span><text:span text:style-name="CharStyle15"><text:span text:style-name="T1">e</text:span></text:span><text:span text:style-name="CharStyle15"><text:span text:style-name="T5"> ma</text:span></text:span><text:span text:style-name="CharStyle15"><text:span text:style-name="T8">ť</text:span></text:span><text:span text:style-name="CharStyle15"><text:span text:style-name="T5"> zákony</text:span></text:span><text:span text:style-name="CharStyle15"><text:span text:style-name="T1">,</text:span></text:span><text:span text:style-name="CharStyle15"><text:span text:style-name="T5"> </text:span></text:span><text:span text:style-name="CharStyle15"><text:span text:style-name="T1">a</text:span></text:span><text:span text:style-name="CharStyle15"><text:span text:style-name="T5">ký cha­rakter dáme snemu voľbami vy</text:span></text:span><text:span text:style-name="CharStyle15"><text:span text:style-name="T1">s</text:span></text:span><text:span text:style-name="CharStyle15"><text:span text:style-name="T5">laneckými!</text:span></text:span></text:p>
        <text:p text:style-name="P7"><text:span text:style-name="CharStyle14"><text:span text:style-name="T5"/></text:span></text:p>
        <text:p text:style-name="P8"><text:span text:style-name="CharStyle14"><text:span text:style-name="T5">Týmito náčrtkami chcel som označiť stav krajiny našej vzhľadom na spravodlivé riešenie otázky práce, lebo predovšetkým treba znať situáciu, treba sondi</text:span></text:span><text:span text:style-name="CharStyle14"><text:span text:style-name="T1">rov</text:span></text:span><text:span text:style-name="CharStyle14"><text:span text:style-name="T5">ať terrain. Poznanie postavenia svojho, biedy svojej je vraj prvým krokom k pokroku.</text:span></text:span></text:p>
        <text:p text:style-name="P7"><text:span text:style-name="CharStyle14"><text:span text:style-name="T5">Politika je veda exigencií, často ale aj veda konfusií. Ja by som zo svojej strany neznal </text:span></text:span><text:soft-page-break/><text:span text:style-name="CharStyle14"><text:span text:style-name="T5">vätšej maximy v politike, ktorá by otázke práce priaznivejšou bola: ako, aby sme bdeli, strá</text:span></text:span><text:span text:style-name="CharStyle15"><text:span text:style-name="T1">ž</text:span></text:span><text:span text:style-name="CharStyle15"><text:span text:style-name="T5">ili nad právami svojmi, lebo povedomie občanstva je najmohutnejš</text:span></text:span><text:span text:style-name="CharStyle15"><text:span text:style-name="T1">í</text:span></text:span><text:span text:style-name="CharStyle15"><text:span text:style-name="T5">m strá</text:span></text:span><text:span text:style-name="CharStyle15"><text:span text:style-name="T1">ž</text:span></text:span><text:span text:style-name="CharStyle28"><text:span text:style-name="T5">com zákon</text:span></text:span><text:span text:style-name="CharStyle28"><text:span text:style-name="T1">a</text:span></text:span><text:span text:style-name="CharStyle28"><text:span text:style-name="T5">; neodť</text:span></text:span><text:span text:style-name="CharStyle28"><text:span text:style-name="T3">a</text:span></text:span><text:span text:style-name="CharStyle28"><text:span text:style-name="T5">hov</text:span></text:span><text:span text:style-name="CharStyle28"><text:span text:style-name="T3">a</text:span></text:span><text:span text:style-name="CharStyle28"><text:span text:style-name="T5">li sa nikdy od verej­ných záležitostí z letargie a lahostajnosti, lebo lahostajnosť je najnebezpečnejším nepria­teľom svobody, aby sme ale jasnou rozvahou, čistým svedomím a pevnou odhodlanosťou siahli v to</text:span></text:span><text:span text:style-name="CharStyle28"><text:span text:style-name="T1">,</text:span></text:span><text:span text:style-name="CharStyle28"><text:span text:style-name="T5"> čo sa vlasti, národu a našeho osobnieho blaha dotýka, konečne aby sme osoby nikdy viac necenili, ako princ</text:span></text:span><text:span text:style-name="CharStyle28"><text:span text:style-name="T3">i</text:span></text:span><text:span text:style-name="CharStyle28"><text:span text:style-name="T5">py</text:span></text:span><text:span text:style-name="CharStyle28"><text:span text:style-name="T1">,</text:span></text:span><text:span text:style-name="CharStyle28"><text:span text:style-name="T5"> lebo žiadon člov</text:span></text:span><text:span text:style-name="CharStyle28"><text:span text:style-name="T1">e</text:span></text:span><text:span text:style-name="CharStyle28"><text:span text:style-name="T5">k nemá absol</text:span></text:span><text:span text:style-name="CharStyle28"><text:span text:style-name="T3">u</text:span></text:span><text:span text:style-name="CharStyle28"><text:span text:style-name="T5">tnej ceny, jeho </text:span></text:span><text:span text:style-name="CharStyle28"><text:span text:style-name="T1">ž</text:span></text:span><text:span text:style-name="CharStyle28"><text:span text:style-name="T5">ivot mu ceny dáva, alebo odoberá. Toto sú jednoduché zásady politiky prác</text:span></text:span><text:span text:style-name="CharStyle19"><text:span text:style-name="T1">e</text:span></text:span><text:span text:style-name="CharStyle19"><text:span text:style-name="T5">, lebo práca má tiež svoju politiku a pod jedným aj demokracie, lebo demokracia javí sa hlavne v tom, že uznáva schopnosť a oceňuje zásluhu pri kaž­dom bez rozdielu.</text:span></text:span></text:p>
        <text:p text:style-name="P7"><text:span text:style-name="CharStyle19"><text:span text:style-name="T3">S</text:span></text:span><text:span text:style-name="CharStyle19"><text:span text:style-name="T5">tát inštitúciami svojmi len formy dáva, medzi ktorými sa občan k založeniu svojho blaha pohybovať má, kto sa nepohybuje, nekýva, svojho nedomáha, pre toho, páni moji, </text:span></text:span><text:span text:style-name="CharStyle28"><text:span text:style-name="T3">s</text:span></text:span><text:span text:style-name="CharStyle28"><text:span text:style-name="T5">tát nedáva práv</text:span></text:span><text:span text:style-name="CharStyle28"><text:span text:style-name="T1">a</text:span></text:span><text:span text:style-name="CharStyle28"><text:span text:style-name="T5">!</text:span></text:span></text:p>
        <text:p text:style-name="P7"><text:span text:style-name="CharStyle19"><text:span text:style-name="T5">Občan svobodnej republiky amerikánských spojených </text:span></text:span><text:span text:style-name="CharStyle19"><text:span text:style-name="T3">s</text:span></text:span><text:span text:style-name="CharStyle19"><text:span text:style-name="T5">tátov Johnson, remeslom krajčír, roku 1869 ale za presidenta tejže republiky vyvolený povedal raz v parlamente týchže </text:span></text:span><text:span text:style-name="CharStyle19"><text:span text:style-name="T3">s</text:span></text:span><text:span text:style-name="CharStyle19"><text:span text:style-name="T5">táto</text:span></text:span><text:span text:style-name="CharStyle19"><text:span text:style-name="T1">v</text:span></text:span><text:span text:style-name="CharStyle19"><text:span text:style-name="T5">: „Nesmieme sa hanbiť za naše remeslá, či sme krajčíri, či či</text:span></text:span><text:span text:style-name="CharStyle28"><text:span text:style-name="T1">ž</text:span></text:span><text:span text:style-name="CharStyle28"><text:span text:style-name="T5">mári, či kováči, čili remeslníci bársakého mena. Opravdivá aristokracia v pracovaní záleží, a j</text:span></text:span><text:span text:style-name="CharStyle28"><text:span text:style-name="T1">e</text:span></text:span><text:span text:style-name="CharStyle28"><text:span text:style-name="T5">s</text:span></text:span><text:span text:style-name="CharStyle28"><text:span text:style-name="T8">t</text:span></text:span><text:span text:style-name="CharStyle28"><text:span text:style-name="T5">li</text:span></text:span><text:span text:style-name="CharStyle28"><text:span text:style-name="T1">ž</text:span></text:span><text:span text:style-name="CharStyle28"><text:span text:style-name="T5">e každý pracovník na rovnej ceste ostane, bu­deme môcť utvoriť aristokraciu práce.</text:span></text:span><text:span text:style-name="CharStyle28"><text:span text:style-name="T1">“</text:span></text:span></text:p>
        <text:p text:style-name="P7"><text:span text:style-name="CharStyle19"><text:span text:style-name="T5">A tento Johnson zostúpiac roku 1870 z vysokého miesta predsedníckeho najmocnejšieho </text:span></text:span><text:span text:style-name="CharStyle19"><text:span text:style-name="T3">s</text:span></text:span><text:span text:style-name="CharStyle19"><text:span text:style-name="T5">tátu sveta, navrátil sa zas k svojemu poctivému remeslu krajčírskemu.</text:span></text:span></text:p>
        <text:p text:style-name="P7"><text:span text:style-name="CharStyle19"><text:span text:style-name="T5">Konečne, pánovia moji, zachovávajme túto devisu práce: </text:span></text:span><text:span text:style-name="CharStyle28"><text:span text:style-name="T1">„</text:span></text:span><text:span text:style-name="CharStyle28"><text:span text:style-name="T5">Einigkeit macht stark, Bildung macht frei</text:span></text:span><text:span text:style-name="CharStyle28"><text:span text:style-name="T1">!“</text:span></text:span></text:p>
        <text:p text:style-name="P18"><text:span text:style-name="CharStyle40"><text:span text:style-name="T5"/></text:span></text:p>
        <text:p text:style-name="P15"><text:span text:style-name="CharStyle36"><text:span text:style-name="T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margin-left="1.623cm" fo:margin-right="0cm" fo:text-indent="0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2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5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DefaultFontStyle"/>
    <style:style style:name="CharStyle24" style:family="text" style:parent-style-name="CharStyle23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DefaultFontStyle"/>
    <style:style style:name="CharStyle27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DefaultFontStyle"/>
    <style:style style:name="CharStyle32" style:family="text" style:parent-style-name="DefaultFontStyle"/>
    <style:style style:name="CharStyle33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DefaultFontStyle"/>
    <style:style style:name="CharStyle37" style:family="text" style:parent-style-name="CharStyle36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32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36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36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2-23T18:50:26.615000000</dc:date>
    <meta:editing-duration>PT1M32S</meta:editing-duration>
    <meta:editing-cycles>2</meta:editing-cycles>
    <meta:generator>LibreOffice/5.4.2.2$Windows_x86 LibreOffice_project/22b09f6418e8c2d508a9eaf86b2399209b0990f4</meta:generator>
    <meta:document-statistic meta:table-count="0" meta:image-count="0" meta:object-count="0" meta:page-count="11" meta:paragraph-count="58" meta:word-count="3757" meta:character-count="25427" meta:non-whitespace-character-count="21605"/>
  </office:meta>
</office:document-meta>
</file>